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023876" officeooo:paragraph-rsid="001a0705"/>
    </style:style>
    <style:style style:name="P2" style:family="paragraph" style:parent-style-name="Standard">
      <style:paragraph-properties fo:text-align="center" style:justify-single-word="false"/>
      <style:text-properties officeooo:rsid="00023876" officeooo:paragraph-rsid="001e5967"/>
    </style:style>
    <style:style style:name="P3" style:family="paragraph" style:parent-style-name="Standard">
      <style:paragraph-properties fo:text-align="justify" style:justify-single-word="false"/>
      <style:text-properties officeooo:rsid="00023876" officeooo:paragraph-rsid="001a0705"/>
    </style:style>
    <style:style style:name="P4" style:family="paragraph" style:parent-style-name="Standard">
      <style:paragraph-properties fo:text-align="justify" style:justify-single-word="false"/>
      <style:text-properties officeooo:rsid="00023876" officeooo:paragraph-rsid="001e5967"/>
    </style:style>
    <style:style style:name="P5" style:family="paragraph" style:parent-style-name="Standard">
      <style:paragraph-properties fo:text-align="end" style:justify-single-word="false"/>
      <style:text-properties officeooo:rsid="00023876" officeooo:paragraph-rsid="00203c88"/>
    </style:style>
    <style:style style:name="P6" style:family="paragraph" style:parent-style-name="Standard">
      <style:paragraph-properties fo:text-align="end" style:justify-single-word="false"/>
      <style:text-properties officeooo:rsid="00023876" officeooo:paragraph-rsid="001a0705"/>
    </style:style>
    <style:style style:name="P7" style:family="paragraph" style:parent-style-name="Standard">
      <style:paragraph-properties fo:text-align="justify" style:justify-single-word="false"/>
      <style:text-properties officeooo:rsid="0017582f" officeooo:paragraph-rsid="001a0705"/>
    </style:style>
    <style:style style:name="P8" style:family="paragraph" style:parent-style-name="Standard">
      <style:paragraph-properties fo:text-align="justify" style:justify-single-word="false"/>
      <style:text-properties officeooo:paragraph-rsid="001a0705"/>
    </style:style>
    <style:style style:name="P9" style:family="paragraph" style:parent-style-name="Standard">
      <style:paragraph-properties fo:text-align="justify" style:justify-single-word="false"/>
      <style:text-properties fo:font-weight="bold" officeooo:rsid="00023876" officeooo:paragraph-rsid="001a0705" style:font-weight-asian="bold" style:font-weight-complex="bold"/>
    </style:style>
    <style:style style:name="P10" style:family="paragraph" style:parent-style-name="Standard">
      <style:paragraph-properties fo:text-align="justify" style:justify-single-word="false"/>
      <style:text-properties fo:font-weight="bold" officeooo:rsid="00023876" officeooo:paragraph-rsid="001e5967" style:font-weight-asian="bold" style:font-weight-complex="bold"/>
    </style:style>
    <style:style style:name="P11" style:family="paragraph" style:parent-style-name="Standard">
      <style:paragraph-properties fo:text-align="justify" style:justify-single-word="false"/>
      <style:text-properties style:font-name="Monospace" fo:font-size="10pt" officeooo:paragraph-rsid="001a0705" style:font-name-asian="Monospace" style:font-size-asian="10pt" style:font-name-complex="Monospace" style:font-size-complex="10pt"/>
    </style:style>
    <style:style style:name="P12" style:family="paragraph" style:parent-style-name="Standard">
      <style:paragraph-properties fo:text-align="justify" style:justify-single-word="false"/>
      <style:text-properties fo:font-size="13pt" fo:font-weight="bold" officeooo:rsid="00023876" officeooo:paragraph-rsid="001e5967" style:font-size-asian="13pt" style:font-weight-asian="bold" style:font-size-complex="13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01a0705" style:font-name-asian="Monospace" style:font-size-asian="10pt" style:font-name-complex="Monospace" style:font-size-complex="10pt"/>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officeooo:paragraph-rsid="001a0705" style:font-name-asian="Monospace" style:font-size-asian="10pt" style:font-name-complex="Monospace" style:font-size-complex="10pt"/>
    </style:style>
    <style:style style:name="P16"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officeooo:paragraph-rsid="001a5fad" style:font-name-asian="Monospace" style:font-size-asian="10pt" style:font-name-complex="Monospace" style:font-size-complex="10pt"/>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1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font-weight="normal" officeooo:paragraph-rsid="001e5967" style:font-name-asian="Monospace" style:font-size-asian="10pt" style:font-weight-asian="normal" style:font-name-complex="Monospace" style:font-size-complex="10pt" style:font-weight-complex="normal"/>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officeooo:paragraph-rsid="001a0705" style:font-name-asian="Monospace" style:font-size-asian="10pt" style:font-name-complex="Monospace" style:font-size-complex="10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officeooo:paragraph-rsid="001a5fad" style:font-name-asian="Monospace" style:font-size-asian="10pt" style:font-name-complex="Monospace" style:font-size-complex="10pt"/>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Liberation Serif" fo:font-size="12pt" officeooo:paragraph-rsid="001a5fad" style:font-name-asian="Monospace" style:font-size-asian="10.5pt" style:font-name-complex="Monospace" style:font-size-complex="12pt"/>
    </style:style>
    <style:style style:name="P2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asian="Monospace" style:font-name-complex="Monospace"/>
    </style:style>
    <style:style style:name="P24" style:family="paragraph" style:parent-style-name="Standard" style:list-style-name="">
      <style:paragraph-properties fo:margin-left="0in" fo:margin-right="0in" fo:text-align="start" style:justify-single-word="false" fo:text-indent="0in" style:auto-text-indent="false" style:text-autospace="none"/>
    </style:style>
    <style:style style:name="P25" style:family="paragraph" style:parent-style-name="Standard" style:list-style-name="">
      <style:paragraph-properties fo:margin-left="0in" fo:margin-right="0in" fo:text-align="start" style:justify-single-word="false" fo:text-indent="0in" style:auto-text-indent="false" style:text-autospace="none"/>
      <style:text-properties officeooo:paragraph-rsid="001d0b1c"/>
    </style:style>
    <style:style style:name="P26"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officeooo:paragraph-rsid="001a5fad" style:font-size-asian="10.5pt" style:font-size-complex="12pt"/>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officeooo:paragraph-rsid="001d0b1c" style:font-size-asian="10.5pt" style:font-size-complex="12pt"/>
    </style:style>
    <style:style style:name="P28"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style:font-size-asian="12pt" style:font-size-complex="12pt"/>
    </style:style>
    <style:style style:name="P29"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officeooo:paragraph-rsid="001a5fad" style:font-size-asian="12pt" style:font-size-complex="12pt"/>
    </style:style>
    <style:style style:name="P30"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fo:font-weight="bold" officeooo:paragraph-rsid="001d0b1c" style:font-size-asian="12pt" style:font-weight-asian="bold" style:font-size-complex="12pt" style:font-weight-complex="bold"/>
    </style:style>
    <style:style style:name="P31"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fo:font-weight="bold" officeooo:paragraph-rsid="001e5967" style:font-size-asian="10.5pt" style:font-weight-asian="bold" style:font-size-complex="12pt" style:font-weight-complex="bold"/>
    </style:style>
    <style:style style:name="P32" style:family="paragraph" style:parent-style-name="Standard" style:list-style-name="">
      <style:paragraph-properties fo:margin-left="0in" fo:margin-right="0in" fo:text-align="start" style:justify-single-word="false" fo:text-indent="0in" style:auto-text-indent="false" style:text-autospace="none"/>
      <style:text-properties style:font-name="Liberation Serif" fo:font-size="12pt" fo:font-weight="normal" officeooo:paragraph-rsid="001e5967" style:font-size-asian="10.5pt" style:font-weight-asian="normal" style:font-size-complex="12pt" style:font-weight-complex="normal"/>
    </style:style>
    <style:style style:name="P33" style:family="paragraph" style:parent-style-name="Standard" style:list-style-name="">
      <style:paragraph-properties fo:margin-left="0in" fo:margin-right="0in" fo:text-align="end" style:justify-single-word="false" fo:text-indent="0in" style:auto-text-indent="false" style:text-autospace="none"/>
      <style:text-properties fo:font-weight="bold" officeooo:rsid="00023876" style:font-weight-asian="bold" style:font-weight-complex="bold"/>
    </style:style>
    <style:style style:name="P34"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35" style:family="paragraph" style:parent-style-name="Standard" style:list-style-name="">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36" style:family="paragraph" style:parent-style-name="Frame_20_contents">
      <style:paragraph-properties fo:text-align="end" style:justify-single-word="false"/>
    </style:style>
    <style:style style:name="T1" style:family="text">
      <style:text-properties officeooo:rsid="001a0705"/>
    </style:style>
    <style:style style:name="T2" style:family="text">
      <style:text-properties fo:font-weight="normal" officeooo:rsid="001a0705"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7f0055" fo:font-weight="bold" officeooo:rsid="001a0705" style:font-weight-asian="bold" style:font-weight-complex="bold"/>
    </style:style>
    <style:style style:name="T5" style:family="text">
      <style:text-properties fo:color="#7f0055" fo:font-weight="bold" officeooo:rsid="001a5fad" style:font-weight-asian="bold" style:font-weight-complex="bold"/>
    </style:style>
    <style:style style:name="T6" style:family="text">
      <style:text-properties fo:color="#7f0055" fo:font-weight="bold" officeooo:rsid="001b37d2" style:font-weight-asian="bold" style:font-weight-complex="bold"/>
    </style:style>
    <style:style style:name="T7" style:family="text">
      <style:text-properties fo:color="#000000"/>
    </style:style>
    <style:style style:name="T8" style:family="text">
      <style:text-properties fo:color="#000000" fo:font-weight="normal" officeooo:rsid="001a0705" style:font-weight-asian="normal" style:font-weight-complex="normal"/>
    </style:style>
    <style:style style:name="T9" style:family="text">
      <style:text-properties fo:color="#000000" fo:font-weight="normal" officeooo:rsid="001a5fad" style:font-name-asian="Monospace" style:font-weight-asian="normal" style:font-name-complex="Monospace" style:font-weight-complex="normal"/>
    </style:style>
    <style:style style:name="T10" style:family="text">
      <style:text-properties fo:color="#000000" fo:font-style="italic" style:font-style-asian="italic" style:font-style-complex="italic"/>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000000" style:font-name="Monospace" fo:font-size="10pt" officeooo:rsid="001d0b1c" style:font-name-asian="Monospace" style:font-size-asian="10pt" style:font-name-complex="Monospace" style:font-size-complex="10pt"/>
    </style:style>
    <style:style style:name="T13" style:family="text">
      <style:text-properties fo:color="#000000" officeooo:rsid="001a0705"/>
    </style:style>
    <style:style style:name="T14" style:family="text">
      <style:text-properties fo:color="#000000" style:font-name-asian="Monospace" style:font-name-complex="Monospace"/>
    </style:style>
    <style:style style:name="T15" style:family="text">
      <style:text-properties fo:color="#000000" officeooo:rsid="001a5fad" style:font-name-asian="Monospace" style:font-name-complex="Monospace"/>
    </style:style>
    <style:style style:name="T16" style:family="text">
      <style:text-properties fo:color="#000000" officeooo:rsid="001d0b1c" style:font-name-asian="Monospace" style:font-name-complex="Monospace"/>
    </style:style>
    <style:style style:name="T17" style:family="text">
      <style:text-properties fo:color="#000000" officeooo:rsid="001e5967" style:font-name-asian="Monospace" style:font-name-complex="Monospace"/>
    </style:style>
    <style:style style:name="T18" style:family="text">
      <style:text-properties fo:color="#000000" officeooo:rsid="001a5fad"/>
    </style:style>
    <style:style style:name="T19" style:family="text">
      <style:text-properties fo:color="#000000" fo:font-weight="bold" officeooo:rsid="001a5fad" style:font-name-asian="Monospace" style:font-weight-asian="bold" style:font-name-complex="Monospace" style:font-weight-complex="bold"/>
    </style:style>
    <style:style style:name="T20" style:family="text">
      <style:text-properties fo:color="#000000" officeooo:rsid="001b37d2"/>
    </style:style>
    <style:style style:name="T21" style:family="text">
      <style:text-properties fo:color="#000000" style:text-underline-style="solid" style:text-underline-width="auto" style:text-underline-color="font-color"/>
    </style:style>
    <style:style style:name="T22" style:family="text">
      <style:text-properties fo:color="#000000" style:text-underline-style="solid" style:text-underline-width="auto" style:text-underline-color="font-color" officeooo:rsid="001b37d2"/>
    </style:style>
    <style:style style:name="T23" style:family="text">
      <style:text-properties fo:color="#000000" officeooo:rsid="001e5967"/>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0000c0" fo:font-style="italic" officeooo:rsid="001a0705" style:font-style-asian="italic" style:font-style-complex="italic"/>
    </style:style>
    <style:style style:name="T27" style:family="text">
      <style:text-properties fo:color="#0000c0" fo:font-style="italic" officeooo:rsid="001b37d2" style:font-style-asian="italic" style:font-style-complex="italic"/>
    </style:style>
    <style:style style:name="T28" style:family="text">
      <style:text-properties fo:color="#0000c0" fo:font-style="italic" fo:font-weight="normal" officeooo:rsid="001a0705" style:font-style-asian="italic" style:font-weight-asian="normal" style:font-style-complex="italic" style:font-weight-complex="normal"/>
    </style:style>
    <style:style style:name="T29" style:family="text">
      <style:text-properties fo:color="#0000c0" fo:font-style="italic" style:text-underline-style="solid" style:text-underline-width="auto" style:text-underline-color="font-color" style:font-style-asian="italic" style:font-style-complex="italic"/>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officeooo:rsid="001a5fad"/>
    </style:style>
    <style:style style:name="T33" style:family="text">
      <style:text-properties fo:font-style="italic" style:font-style-asian="italic" style:font-style-complex="italic"/>
    </style:style>
    <style:style style:name="T34" style:family="text">
      <style:text-properties fo:font-style="italic" officeooo:rsid="001a0705" style:font-style-asian="italic" style:font-style-complex="italic"/>
    </style:style>
    <style:style style:name="T35" style:family="text">
      <style:text-properties fo:color="#2a00ff"/>
    </style:style>
    <style:style style:name="T36" style:family="text">
      <style:text-properties fo:color="#2a00ff" officeooo:rsid="001a0705"/>
    </style:style>
    <style:style style:name="T37" style:family="text">
      <style:text-properties fo:color="#2a00ff" officeooo:rsid="001b37d2"/>
    </style:style>
    <style:style style:name="T38" style:family="text">
      <style:text-properties fo:color="#2a00ff" fo:font-style="italic" style:font-style-asian="italic" style:font-style-complex="italic"/>
    </style:style>
    <style:style style:name="T39" style:family="text">
      <style:text-properties fo:color="#2a00ff" fo:font-style="italic" officeooo:rsid="001e5967" style:font-style-asian="italic" style:font-style-complex="italic"/>
    </style:style>
    <style:style style:name="T40"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41" style:family="text">
      <style:text-properties style:font-name="Monospace" fo:font-size="10pt" style:font-name-asian="Monospace" style:font-size-asian="10pt" style:font-name-complex="Monospace" style:font-size-complex="10pt"/>
    </style:style>
    <style:style style:name="T42" style:family="text">
      <style:text-properties style:font-name="Monospace" fo:font-size="10pt" style:font-size-asian="10pt" style:font-size-complex="10pt"/>
    </style:style>
    <style:style style:name="T43" style:family="text">
      <style:text-properties style:font-name="Monospace" fo:font-size="10pt" officeooo:rsid="001d0b1c" style:font-size-asian="10pt" style:font-size-complex="10pt"/>
    </style:style>
    <style:style style:name="T44" style:family="text">
      <style:text-properties fo:font-weight="bold" officeooo:rsid="001a0705" style:font-weight-asian="bold" style:font-weight-complex="bold"/>
    </style:style>
    <style:style style:name="T45" style:family="text">
      <style:text-properties officeooo:rsid="001a5fad"/>
    </style:style>
    <style:style style:name="T46" style:family="text">
      <style:text-properties style:text-underline-style="solid" style:text-underline-width="auto" style:text-underline-color="font-color"/>
    </style:style>
    <style:style style:name="T47" style:family="text">
      <style:text-properties fo:color="#008080"/>
    </style:style>
    <style:style style:name="T48" style:family="text">
      <style:text-properties fo:color="#008080" style:font-name="Monospace" fo:font-size="10pt" style:font-name-asian="Monospace" style:font-size-asian="10pt" style:font-name-complex="Monospace" style:font-size-complex="10pt"/>
    </style:style>
    <style:style style:name="T49" style:family="text">
      <style:text-properties fo:color="#008080" officeooo:rsid="001d0b1c"/>
    </style:style>
    <style:style style:name="T50" style:family="text">
      <style:text-properties fo:color="#008080" style:text-underline-style="solid" style:text-underline-width="auto" style:text-underline-color="font-color"/>
    </style:style>
    <style:style style:name="T51" style:family="text">
      <style:text-properties fo:color="#008080" style:font-name-asian="Monospace" style:font-name-complex="Monospace"/>
    </style:style>
    <style:style style:name="T52" style:family="text">
      <style:text-properties fo:color="#3f7f7f"/>
    </style:style>
    <style:style style:name="T53" style:family="text">
      <style:text-properties fo:color="#3f7f7f" style:font-name="Monospace" fo:font-size="10pt" style:font-name-asian="Monospace" style:font-size-asian="10pt" style:font-name-complex="Monospace" style:font-size-complex="10pt"/>
    </style:style>
    <style:style style:name="T54" style:family="text">
      <style:text-properties fo:color="#3f7f7f" officeooo:rsid="001d0b1c"/>
    </style:style>
    <style:style style:name="T55" style:family="text">
      <style:text-properties fo:color="#3f7f7f" officeooo:rsid="001e5967"/>
    </style:style>
    <style:style style:name="T56" style:family="text">
      <style:text-properties fo:color="#3f7f7f" style:text-underline-style="solid" style:text-underline-width="auto" style:text-underline-color="font-color"/>
    </style:style>
    <style:style style:name="T57" style:family="text">
      <style:text-properties fo:color="#3f7f7f" style:font-name-asian="Monospace" style:font-name-complex="Monospace"/>
    </style:style>
    <style:style style:name="T58" style:family="text">
      <style:text-properties fo:color="#3c3c3c"/>
    </style:style>
    <style:style style:name="T59" style:family="text">
      <style:text-properties fo:color="#3c3c3c" style:font-name="Monospace" fo:font-size="10pt" style:font-name-asian="Monospace" style:font-size-asian="10pt" style:font-name-complex="Monospace" style:font-size-complex="10pt"/>
    </style:style>
    <style:style style:name="T60" style:family="text">
      <style:text-properties fo:color="#3c3c3c" officeooo:rsid="001e5967"/>
    </style:style>
    <style:style style:name="T61" style:family="text">
      <style:text-properties fo:color="#3c3c3c" style:text-underline-style="solid" style:text-underline-width="auto" style:text-underline-color="font-color"/>
    </style:style>
    <style:style style:name="T62" style:family="text">
      <style:text-properties fo:color="#7f007f"/>
    </style:style>
    <style:style style:name="T63" style:family="text">
      <style:text-properties fo:color="#7f007f" style:font-name="Monospace" fo:font-size="10pt" style:font-name-asian="Monospace" style:font-size-asian="10pt" style:font-name-complex="Monospace" style:font-size-complex="10pt"/>
    </style:style>
    <style:style style:name="T64" style:family="text">
      <style:text-properties fo:color="#7f007f" officeooo:rsid="001e5967"/>
    </style:style>
    <style:style style:name="T65" style:family="text">
      <style:text-properties officeooo:rsid="001e5967"/>
    </style:style>
    <style:style style:name="T66" style:family="text">
      <style:text-properties fo:color="#bf5f3f"/>
    </style:style>
    <style:style style:name="T67" style:family="text">
      <style:text-properties fo:color="#bf5f3f" officeooo:rsid="001e5967"/>
    </style:style>
    <style:style style:name="T68" style:family="text">
      <style:text-properties fo:color="#2a00e1" fo:font-style="italic" style:font-style-asian="italic" style:font-style-complex="italic"/>
    </style:style>
    <style:style style:name="T69" style:family="text">
      <style:text-properties officeooo:rsid="00203c88"/>
    </style:style>
    <style:style style:name="T70" style:family="text">
      <style:text-properties fo:font-size="13pt" fo:font-weight="bold" officeooo:rsid="001e5967"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Simón Bolívar</text:p>
      <text:p text:style-name="P7">Departamento de Computación</text:p>
      <text:p text:style-name="P7">Taller de Desarrollo de Software</text:p>
      <text:p text:style-name="P7"/>
      <text:p text:style-name="P7"/>
      <text:p text:style-name="P7"/>
      <text:p text:style-name="P7"/>
      <text:p text:style-name="P7"/>
      <text:p text:style-name="P7"/>
      <text:p text:style-name="P7"/>
      <text:p text:style-name="P7"/>
      <text:p text:style-name="P1"><text:span text:style-name="T1">Guía de Struts 1.x</text:span></text:p>
      <text:p text:style-name="P1"><text:span text:style-name="T1"/></text:p>
      <text:p text:style-name="P2"><text:span text:style-name="T65"/></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5"><text:span text:style-name="T69">Alejandro Ballesta #08-10090</text:span></text:p>
      <text:p text:style-name="P5"><text:span text:style-name="T69">Jesus Rondon #0437545</text:span></text:p>
      <text:p text:style-name="P5"><text:span text:style-name="T69">Andres Cordova #0538050</text:span></text:p>
      <text:p text:style-name="P6"><text:span text:style-name="T1"/></text:p>
      <text:p text:style-name="P4"><text:soft-page-break/><text:span text:style-name="T70">Introducción</text:span></text:p>
      <text:p text:style-name="P10"><text:span text:style-name="T65"/></text:p>
      <text:p text:style-name="P3"><text:span text:style-name="T1">El propósito de esta guía es proveer una breve introducción al Framework Struts 1.x para aquellas personas que deseen aprender a utilizarlo, o quienes quieran refrescar sus conocimientos. <text:s/>Es recomendable que utilice un IDE para programar este tipo de aplicaciones, ya que le permite mantener el orden necesario a la hora de crear aplicaciones web con java. En este ejemplo utilizaremos Eclipse Java EE, aunque también es recomendable que utilice Netbeans que viene con Tomcat ya incluido. </text:span></text:p>
      <text:p text:style-name="P3"><text:span text:style-name="T1"/></text:p>
      <text:p text:style-name="P4"><text:span text:style-name="T65">No vamos a constuir una aplicación en struts completa. Lo que haremos será mostrar los esqueletos básicos de todas las capas explicadas detalladamente, de manera que usted pueda tener un entendimiento integral de cómo se usa este framework.</text:span></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4"><text:span text:style-name="T65"/></text:p>
      <text:p text:style-name="P12"><text:soft-page-break/><text:span text:style-name="T65">Contenido</text:span></text:p>
      <text:p text:style-name="P4"><text:span text:style-name="T1"/></text:p>
      <text:p text:style-name="P9"><text:span text:style-name="T1">Modelo</text:span></text:p>
      <text:p text:style-name="P9"><text:span text:style-name="T1"/></text:p>
      <text:p text:style-name="P8"><text:span text:style-name="T2">El manejador de base de datos que utilizaremos será PostgreSQL. Nos conectaremos a la base de datos con el driver JDBC. Es necesario que lo descargue: </text:span><text:a xlink:type="simple" xlink:href="http://jdbc.postgresql.org/"><text:span text:style-name="T1">http://jdbc.postgresql.org/</text:span></text:a><text:span text:style-name="T2"> <text:s/>y lo agregue al classpath de su proyecto.</text:span></text:p>
      <text:p text:style-name="P8"><text:span text:style-name="T2"/></text:p>
      <text:p text:style-name="P8"><text:span text:style-name="T2">Ahora vamos a crear la capa del modelo de la aplicación, que se encargará de conectarse a la base de datos, y ejecutar las consultas a través de una serie de métodos que también programaremos en esta capa. </text:span></text:p>
      <text:p text:style-name="P8"><text:span text:style-name="T2"/></text:p>
      <text:p text:style-name="P8"><text:span text:style-name="T2">Creamos entonces un paquete que se llame, por ejemplo “mbd” por manejador de base de datos, y dentro del paquete creamos una clase que llamaremos ManejadorBasedeDatos.java. Esta clase contiene la capa del modelo. </text:span></text:p>
      <text:p text:style-name="P8"><text:span text:style-name="T2"><text:line-break/>Mostaremos ahora un esqueleto del modelo de una aplicación de struts con los métodos más importantes.</text:span></text:p>
      <text:p text:style-name="P8"><text:span text:style-name="T2"/></text:p>
      <text:p text:style-name="P11"><text:span text:style-name="T4">public</text:span><text:span text:style-name="T8"> </text:span><text:span text:style-name="T4">class</text:span><text:span text:style-name="T8"> ManejadorBasedeDatos {</text:span></text:p>
      <text:p text:style-name="P13"><text:span text:style-name="T4"><text:s text:c="6"/>private</text:span><text:span text:style-name="T8"> </text:span><text:span text:style-name="T4">static</text:span><text:span text:style-name="T8"> Connection </text:span><text:span text:style-name="T28">conexion</text:span><text:span text:style-name="T8">;</text:span></text:p>
      <text:p text:style-name="P14"><text:span text:style-name="T7"><text:tab/></text:span><text:span text:style-name="T3">private</text:span><text:span text:style-name="T7"> </text:span><text:span text:style-name="T3">static</text:span><text:span text:style-name="T7"> DatabaseManager </text:span><text:span text:style-name="T25">instanc</text:span><text:span text:style-name="T26">ia</text:span><text:span text:style-name="T7"> = </text:span><text:span text:style-name="T3">null</text:span><text:span text:style-name="T7">;</text:span></text:p>
      <text:p text:style-name="P14"><text:span text:style-name="T7"><text:tab/></text:span></text:p>
      <text:p text:style-name="P19"><text:tab/></text:p>
      <text:p text:style-name="P14"><text:span text:style-name="T7"><text:tab/></text:span><text:span text:style-name="T3">public</text:span><text:span text:style-name="T7"> </text:span><text:span text:style-name="T13">ManejadorBasedeDatos</text:span><text:span text:style-name="T7">(){</text:span></text:p>
      <text:p text:style-name="P19"><text:tab/><text:tab/></text:p>
      <text:p text:style-name="P19"><text:tab/>}</text:p>
      <text:p text:style-name="P19">//<text:span text:style-name="T1">En el metodo conectar usamos el driver JDBC de postgresql</text:span></text:p>
      <text:p text:style-name="P20"><text:tab/><text:span text:style-name="T3">public</text:span> <text:span text:style-name="T3">static</text:span> <text:span text:style-name="T3">boolean</text:span> conectar(){ </text:p>
      <text:p text:style-name="P15"><text:span text:style-name="T7"><text:tab/><text:tab/></text:span><text:span text:style-name="T3">try</text:span><text:span text:style-name="T7">{</text:span></text:p>
      <text:p text:style-name="P15"><text:span text:style-name="T7"><text:tab/><text:tab/>Class.</text:span><text:span text:style-name="T10">forName</text:span><text:span text:style-name="T7">(</text:span><text:span text:style-name="T35">"org.postgresql.Driver"</text:span><text:span text:style-name="T7">);</text:span></text:p>
      <text:p text:style-name="P15"><text:span text:style-name="T7"><text:tab/><text:tab/></text:span><text:span text:style-name="T25">conexion</text:span><text:span text:style-name="T7"> = DriverManager.</text:span><text:span text:style-name="T10">getConnection</text:span><text:span text:style-name="T7">(</text:span></text:p>
      <text:p text:style-name="P15"><text:span text:style-name="T7"><text:tab/><text:tab/><text:tab/><text:tab/></text:span><text:span text:style-name="T35">"jdbc:postgresql://localhost:5432/EOE"</text:span><text:span text:style-name="T7">, //</text:span><text:span text:style-name="T13">EOE →nombre de bd</text:span></text:p>
      <text:p text:style-name="P15"><text:span text:style-name="T7"><text:tab/><text:tab/><text:tab/><text:tab/></text:span><text:span text:style-name="T35">"postgres"</text:span><text:span text:style-name="T7">, //</text:span><text:span text:style-name="T13">nombre usuario bd</text:span></text:p>
      <text:p text:style-name="P15"><text:span text:style-name="T7"><text:tab/><text:tab/><text:tab/><text:tab/></text:span><text:span text:style-name="T35">"BrownTabl3" //</text:span><text:span text:style-name="T36">password</text:span></text:p>
      <text:p text:style-name="P20"><text:tab/><text:tab/><text:tab/><text:tab/>);</text:p>
      <text:p text:style-name="P15"><text:span text:style-name="T7"><text:tab/><text:tab/></text:span><text:span text:style-name="T3">return</text:span><text:span text:style-name="T7"> </text:span><text:span text:style-name="T3">true</text:span><text:span text:style-name="T7">;</text:span></text:p>
      <text:p text:style-name="P15"><text:span text:style-name="T7"><text:tab/><text:tab/>}</text:span><text:span text:style-name="T3">catch</text:span><text:span text:style-name="T7"> (Exception e){//</text:span><text:span text:style-name="T13">Si hay un error lo muestra</text:span></text:p>
      <text:p text:style-name="P15"><text:span text:style-name="T7"><text:tab/><text:tab/><text:tab/>System.</text:span><text:span text:style-name="T25">out</text:span><text:span text:style-name="T7">.println(</text:span><text:span text:style-name="T35">"**************aqui esta= "</text:span><text:span text:style-name="T7">);</text:span></text:p>
      <text:p text:style-name="P20"><text:tab/><text:tab/><text:tab/><text:tab/><text:tab/>e.printStackTrace();</text:p>
      <text:p text:style-name="P20"><text:tab/><text:tab/>}</text:p>
      <text:p text:style-name="P15"><text:span text:style-name="T7"><text:tab/><text:tab/></text:span><text:span text:style-name="T3">return</text:span><text:span text:style-name="T7"> </text:span><text:span text:style-name="T3">false</text:span><text:span text:style-name="T7">;</text:span></text:p>
      <text:p text:style-name="P20"><text:tab/>}</text:p>
      <text:p text:style-name="P20"/>
      <text:p text:style-name="P15"><text:span text:style-name="T3">public</text:span><text:span text:style-name="T7"> </text:span><text:span text:style-name="T3">void</text:span><text:span text:style-name="T7"> desconectar(){ //</text:span><text:span text:style-name="T13">cierra la conexión con la base de datos</text:span></text:p>
      <text:p text:style-name="P15"><text:span text:style-name="T7"><text:tab/><text:tab/></text:span><text:span text:style-name="T3">try</text:span><text:span text:style-name="T7">{</text:span></text:p>
      <text:p text:style-name="P15"><text:span text:style-name="T7"><text:tab/><text:tab/><text:tab/>DatabaseManager.</text:span><text:span text:style-name="T25">conexion</text:span><text:span text:style-name="T7">.close();</text:span></text:p>
      <text:p text:style-name="P15"><text:span text:style-name="T7"><text:tab/><text:tab/><text:tab/></text:span><text:span text:style-name="T25">conexion</text:span><text:span text:style-name="T7"> = </text:span><text:span text:style-name="T3">null</text:span><text:span text:style-name="T7">;</text:span></text:p>
      <text:p text:style-name="P15"><text:span text:style-name="T7"><text:tab/><text:tab/>}</text:span><text:span text:style-name="T3">catch</text:span><text:span text:style-name="T7">(Exception e){</text:span></text:p>
      <text:p text:style-name="P15"><text:span text:style-name="T7"><text:tab/><text:tab/><text:tab/>System.</text:span><text:span text:style-name="T25">err</text:span><text:span text:style-name="T7">.println(e.getMessage());</text:span></text:p>
      <text:p text:style-name="P20"><text:tab/><text:tab/>}</text:p>
      <text:p text:style-name="P20"><text:tab/></text:p>
      <text:p text:style-name="P15"><text:span text:style-name="T7"><text:tab/></text:span><text:span text:style-name="T13">}</text:span></text:p>
      <text:p text:style-name="P15"><text:span text:style-name="T13"/></text:p>
      <text:p text:style-name="P15"><text:soft-page-break/><text:span text:style-name="T13"><text:tab/>//Crea una instancia de la base de datos. Esto se hace en el controlador</text:span></text:p>
      <text:p text:style-name="P15"><text:span text:style-name="T13"><text:s text:c="6"/>//para poder llamar los métodos de la clase ManejadorBaseDatos que ejecutan</text:span></text:p>
      <text:p text:style-name="P15"><text:span text:style-name="T13"><text:s text:c="6"/>//las consultas</text:span></text:p>
      <text:p text:style-name="P14"><text:span text:style-name="T7"><text:tab/></text:span><text:span text:style-name="T3">static</text:span><text:span text:style-name="T7"> </text:span><text:span text:style-name="T3">public</text:span><text:span text:style-name="T7"> </text:span><text:span text:style-name="T13">ManejadorBasedeDatos</text:span><text:span text:style-name="T7"> </text:span><text:span text:style-name="T13">Instanciar</text:span><text:span text:style-name="T7">(){</text:span></text:p>
      <text:p text:style-name="P15"><text:span text:style-name="T7"><text:tab/><text:tab/></text:span><text:span text:style-name="T3">if</text:span><text:span text:style-name="T7"> (</text:span><text:span text:style-name="T3">null</text:span><text:span text:style-name="T7"> == </text:span><text:span text:style-name="T13">ManejadorBasedeDatos</text:span><text:span text:style-name="T7">.</text:span><text:span text:style-name="T25">instanc</text:span><text:span text:style-name="T26">ia</text:span><text:span text:style-name="T7">){</text:span></text:p>
      <text:p text:style-name="P15"><text:span text:style-name="T7"><text:tab/><text:tab/><text:tab/></text:span><text:span text:style-name="T13">ManejadorBasedeDatos</text:span><text:span text:style-name="T7">.</text:span><text:span text:style-name="T25">instanc</text:span><text:span text:style-name="T26">ia</text:span><text:span text:style-name="T7"> = </text:span><text:span text:style-name="T3">new</text:span><text:span text:style-name="T7"> </text:span><text:span text:style-name="T13">ManejadorBasedeDatos</text:span><text:span text:style-name="T7">();</text:span></text:p>
      <text:p text:style-name="P19"><text:tab/><text:tab/>}</text:p>
      <text:p text:style-name="P19"><text:tab/><text:tab/><text:span text:style-name="T33">conec</text:span><text:span text:style-name="T34">tar</text:span>();</text:p>
      <text:p text:style-name="P14"><text:span text:style-name="T7"><text:tab/><text:tab/></text:span><text:span text:style-name="T3">return</text:span><text:span text:style-name="T7"> DatabaseManager.</text:span><text:span text:style-name="T25">instance</text:span><text:span text:style-name="T7">;</text:span></text:p>
      <text:p text:style-name="P19"><text:tab/><text:tab/></text:p>
      <text:p text:style-name="P19"><text:tab/><text:tab/>}</text:p>
      <text:p text:style-name="P14"><text:span text:style-name="T7"><text:tab/></text:span></text:p>
      <text:p text:style-name="P24"><text:span text:style-name="T11"><text:tab/>}</text:span></text:p>
      <text:p text:style-name="P26"><text:span text:style-name="T15">Ahora, mostraremos un ejemplo de un método que ejecuta una consulta a la base de datos:</text:span></text:p>
      <text:p text:style-name="P26"><text:span text:style-name="T15">/*Consulta las “materias” en la base de datos. Es conveniente usar un “ArrayList”. Contiene elementos * de la clase Materia, y además se comporta como una lista *</text:span><text:span text:style-name="T9">dinámica, ya que no tiene que especificar * previamente el tamaño del arreglo</text:span><text:span text:style-name="T19"> */</text:span></text:p>
      <text:p text:style-name="P16"><text:span text:style-name="T5">public</text:span><text:span text:style-name="T18"> ArrayList&lt;Materia&gt; consultarMaterias(){</text:span></text:p>
      <text:p text:style-name="P14"><text:span text:style-name="T7"><text:tab/><text:tab/>String consulta = </text:span><text:span text:style-name="T35">"SELECT * FROM asignatura;"</text:span><text:span text:style-name="T7">;</text:span></text:p>
      <text:p text:style-name="P14"><text:span text:style-name="T7"><text:tab/><text:tab/>ArrayList&lt;Materia&gt; materias = </text:span><text:span text:style-name="T3">new</text:span><text:span text:style-name="T7"> ArrayList&lt;Materia&gt;(0);<text:tab/><text:tab/><text:tab/></text:span></text:p>
      <text:p text:style-name="P14"><text:span text:style-name="T7"><text:tab/><text:tab/> Connection c = DatabaseManager.</text:span><text:span text:style-name="T25">conexion</text:span><text:span text:style-name="T7">;</text:span></text:p>
      <text:p text:style-name="P14"><text:span text:style-name="T7"><text:tab/><text:tab/></text:span><text:span text:style-name="T3">try</text:span><text:span text:style-name="T7">{<text:tab/><text:tab/><text:tab/></text:span></text:p>
      <text:p text:style-name="P14"><text:span text:style-name="T7"><text:tab/><text:tab/><text:tab/>Statement statement = c.createStatement();</text:span></text:p>
      <text:p text:style-name="P19"><text:tab/><text:tab/><text:tab/>ResultSet resultados = statement.executeQuery(consulta);<text:tab/><text:tab/><text:tab/></text:p>
      <text:p text:style-name="P14"><text:span text:style-name="T7"><text:tab/><text:tab/><text:tab/></text:span><text:span text:style-name="T3">if</text:span><text:span text:style-name="T7">(!resultados.next()){</text:span></text:p>
      <text:p text:style-name="P14"><text:span text:style-name="T7"><text:tab/><text:tab/><text:tab/><text:tab/>System.</text:span><text:span text:style-name="T25">out</text:span><text:span text:style-name="T7">.println(</text:span><text:span text:style-name="T35">"Error ejecutando las consultas"</text:span><text:span text:style-name="T7">);</text:span></text:p>
      <text:p text:style-name="P14"><text:span text:style-name="T7"><text:tab/><text:tab/><text:tab/><text:tab/></text:span><text:span text:style-name="T3">return</text:span><text:span text:style-name="T7"> </text:span><text:span text:style-name="T3">null</text:span><text:span text:style-name="T7">;</text:span></text:p>
      <text:p text:style-name="P19"><text:tab/><text:tab/><text:tab/>}</text:p>
      <text:p text:style-name="P19"><text:tab/><text:tab/><text:tab/>//<text:span text:style-name="T45">En este ciclo, se crea una instacia de la clase Materia, y se </text:span></text:p>
      <text:p text:style-name="P19"><text:span text:style-name="T45"><text:tab/><text:tab/> <text:s text:c="5"/>//construye con los valores obtenidos de la base de datos</text:span></text:p>
      <text:p text:style-name="P14"><text:span text:style-name="T7"><text:tab/><text:tab/><text:tab/></text:span><text:span text:style-name="T3">while</text:span><text:span text:style-name="T7">(resultados.next()){</text:span></text:p>
      <text:p text:style-name="P16"><text:span text:style-name="T7">//</text:span><text:span text:style-name="T18">el metodo getString obtiene el dato de la fila actual con el nombre especificado</text:span></text:p>
      <text:p text:style-name="P16"><text:span text:style-name="T7"><text:tab/><text:tab/><text:tab/><text:tab/>Materia materia = </text:span><text:span text:style-name="T3">ne</text:span><text:span text:style-name="T5">w </text:span><text:span text:style-name="T7">Materia(resultados.getString(</text:span><text:span text:style-name="T35">"codigo"</text:span><text:span text:style-name="T7">),resultados.getString(</text:span><text:span text:style-name="T35">"nombre"</text:span><text:span text:style-name="T7">),</text:span><text:span text:style-name="T35">""</text:span><text:span text:style-name="T7">); <text:s/></text:span></text:p>
      <text:p text:style-name="P16"><text:span text:style-name="T7"/></text:p>
      <text:p text:style-name="P16"><text:span text:style-name="T7">//</text:span><text:span text:style-name="T18">se agregan las materias al arraylist</text:span></text:p>
      <text:p text:style-name="P16"><text:span text:style-name="T7"><text:s text:c="5"/><text:tab/><text:tab/><text:tab/> <text:s text:c="5"/>materias.add(materia); </text:span></text:p>
      <text:p text:style-name="P19"><text:tab/><text:tab/><text:tab/>}</text:p>
      <text:p text:style-name="P19"><text:tab/><text:tab/><text:tab/><text:tab/><text:tab/><text:tab/></text:p>
      <text:p text:style-name="P14"><text:span text:style-name="T7"><text:tab/><text:tab/>}</text:span><text:span text:style-name="T3">catch</text:span><text:span text:style-name="T7">(SQLException exception){</text:span></text:p>
      <text:p text:style-name="P14"><text:span text:style-name="T7"><text:tab/><text:tab/><text:tab/>System.</text:span><text:span text:style-name="T25">err</text:span><text:span text:style-name="T7">.println(</text:span><text:span text:style-name="T35">"Modelo: Error en consulta de materias"</text:span><text:span text:style-name="T7">);</text:span></text:p>
      <text:p text:style-name="P14"><text:span text:style-name="T7"><text:tab/><text:tab/><text:tab/></text:span><text:span text:style-name="T3">return</text:span><text:span text:style-name="T7"> </text:span><text:span text:style-name="T3">null</text:span><text:span text:style-name="T7">;</text:span></text:p>
      <text:p text:style-name="P19"><text:tab/><text:tab/>}</text:p>
      <text:p text:style-name="P19"><text:tab/><text:tab/></text:p>
      <text:p text:style-name="P14"><text:span text:style-name="T7"><text:tab/><text:tab/></text:span><text:span text:style-name="T3">return</text:span><text:span text:style-name="T7"> materias; //</text:span><text:span text:style-name="T18">El método retorna una lista de materias</text:span></text:p>
      <text:p text:style-name="P19"><text:tab/>}</text:p>
      <text:p text:style-name="P22"><text:span text:style-name="T45">La clase Materia utilizada hay que implementarla también, ya que es un objeto propio del modelo de la base de datos. Podemos crear un paquete llamado “clases” u “objetos” que contendrá todos los objetos que se encuentran en la base de datos y con los cuales queremos interactuar. El esqueleto de una clase del Modelo sería de esta manera, en el caso de Materia:</text:span></text:p>
      <text:p text:style-name="P22"><text:span text:style-name="T4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oft-page-break/><text:span text:style-name="T5">public</text:span><text:span text:style-name="T45"> </text:span><text:span text:style-name="T5">class</text:span><text:span text:style-name="T45"> Materia{</text:span></text:p>
      <text:p text:style-name="P19"><text:tab/></text:p>
      <text:p text:style-name="P14"><text:span text:style-name="T7"><text:tab/></text:span><text:span text:style-name="T30">//</text:span><text:span text:style-name="T31">Propiedades</text:span></text:p>
      <text:p text:style-name="P14"><text:span text:style-name="T7"><text:tab/></text:span><text:span text:style-name="T3">private</text:span><text:span text:style-name="T7"> String </text:span><text:span text:style-name="T24">id</text:span><text:span text:style-name="T7">;</text:span></text:p>
      <text:p text:style-name="P14"><text:span text:style-name="T7"><text:tab/></text:span><text:span text:style-name="T3">private</text:span><text:span text:style-name="T7"> String </text:span><text:span text:style-name="T24">nombre</text:span><text:span text:style-name="T7">;</text:span></text:p>
      <text:p text:style-name="P14"><text:span text:style-name="T7"><text:tab/></text:span><text:span text:style-name="T3">private</text:span><text:span text:style-name="T7"> String </text:span><text:span text:style-name="T24">Mu</text:span><text:span text:style-name="T7">;</text:span></text:p>
      <text:p text:style-name="P14"><text:span text:style-name="T7"/></text:p>
      <text:p text:style-name="P14"><text:span text:style-name="T7"><text:tab/></text:span><text:span text:style-name="T30">//</text:span><text:span text:style-name="T31">Constructores</text:span></text:p>
      <text:p text:style-name="P14"><text:span text:style-name="T7"><text:tab/></text:span><text:span text:style-name="T3">public</text:span><text:span text:style-name="T7"> Materia(String id, String nombre, String Mu){</text:span></text:p>
      <text:p text:style-name="P14"><text:span text:style-name="T7"><text:tab/><text:tab/></text:span><text:span text:style-name="T3">this</text:span><text:span text:style-name="T7">.</text:span><text:span text:style-name="T24">id</text:span><text:span text:style-name="T7"> = id;</text:span></text:p>
      <text:p text:style-name="P14"><text:span text:style-name="T7"><text:tab/><text:tab/></text:span><text:span text:style-name="T3">this</text:span><text:span text:style-name="T7">.</text:span><text:span text:style-name="T24">nombre</text:span><text:span text:style-name="T7">= nombre;</text:span></text:p>
      <text:p text:style-name="P14"><text:span text:style-name="T7"><text:tab/><text:tab/></text:span><text:span text:style-name="T3">this</text:span><text:span text:style-name="T7">.</text:span><text:span text:style-name="T24">Mu</text:span><text:span text:style-name="T7"> = Mu;</text:span></text:p>
      <text:p text:style-name="P19"><text:tab/>}</text:p>
      <text:p text:style-name="P19"><text:tab/></text:p>
      <text:p text:style-name="P19"><text:tab/></text:p>
      <text:p text:style-name="P14"><text:span text:style-name="T7"><text:tab/></text:span><text:span text:style-name="T3">public</text:span><text:span text:style-name="T7"> Materia(){<text:tab/><text:tab/></text:span></text:p>
      <text:p text:style-name="P19"><text:tab/>}</text:p>
      <text:p text:style-name="P14"/>
      <text:p text:style-name="P19"><text:tab/></text:p>
      <text:p text:style-name="P16"><text:span text:style-name="T7"><text:tab/></text:span><text:span text:style-name="T30">//</text:span><text:span text:style-name="T32">Estos son los “getters y setters” nos permiten obtener los valores</text:span></text:p>
      <text:p text:style-name="P16"><text:span text:style-name="T32"><text:s text:c="5"/>// de las propiedades de las instancias de esta clase.</text:span></text:p>
      <text:p text:style-name="P14"><text:span text:style-name="T7"><text:tab/></text:span><text:span text:style-name="T3">public</text:span><text:span text:style-name="T7"> String getId(){</text:span><text:span text:style-name="T18">//obtiene el ID de una materia</text:span></text:p>
      <text:p text:style-name="P14"><text:span text:style-name="T7"><text:tab/><text:tab/></text:span><text:span text:style-name="T3">return</text:span><text:span text:style-name="T7"> </text:span><text:span text:style-name="T24">id</text:span><text:span text:style-name="T7">;</text:span></text:p>
      <text:p text:style-name="P19"><text:tab/>}</text:p>
      <text:p text:style-name="P19"><text:tab/></text:p>
      <text:p text:style-name="P14"><text:span text:style-name="T7"><text:tab/></text:span><text:span text:style-name="T3">public</text:span><text:span text:style-name="T7"> </text:span><text:span text:style-name="T3">void</text:span><text:span text:style-name="T7"> setId(String id){ //</text:span><text:span text:style-name="T18">actualiza el ID de una materia</text:span></text:p>
      <text:p text:style-name="P14"><text:span text:style-name="T7"><text:tab/><text:tab/></text:span><text:span text:style-name="T3">this</text:span><text:span text:style-name="T7">.</text:span><text:span text:style-name="T24">id</text:span><text:span text:style-name="T7"> = id;</text:span></text:p>
      <text:p text:style-name="P19"><text:tab/>}</text:p>
      <text:p text:style-name="P19"><text:tab/></text:p>
      <text:p text:style-name="P14"><text:span text:style-name="T7"><text:tab/></text:span><text:span text:style-name="T3">public</text:span><text:span text:style-name="T7"> String getNombre(){ //</text:span><text:span text:style-name="T18">obtiene el nombre de una materia</text:span></text:p>
      <text:p text:style-name="P14"><text:span text:style-name="T7"><text:tab/><text:tab/></text:span><text:span text:style-name="T3">return</text:span><text:span text:style-name="T7"> </text:span><text:span text:style-name="T24">nombre</text:span><text:span text:style-name="T7">;</text:span></text:p>
      <text:p text:style-name="P19"><text:tab/>}</text:p>
      <text:p text:style-name="P19"><text:tab/></text:p>
      <text:p text:style-name="P14"><text:span text:style-name="T7"><text:tab/></text:span><text:span text:style-name="T3">public</text:span><text:span text:style-name="T7"> </text:span><text:span text:style-name="T3">void</text:span><text:span text:style-name="T7"> setNombre(String nombre){ //</text:span><text:span text:style-name="T18">actualiza el nomrbe de una materia</text:span></text:p>
      <text:p text:style-name="P14"><text:span text:style-name="T7"><text:tab/><text:tab/></text:span><text:span text:style-name="T3">this</text:span><text:span text:style-name="T7">.</text:span><text:span text:style-name="T24">nombre</text:span><text:span text:style-name="T7"> = nombre;</text:span></text:p>
      <text:p text:style-name="P14"><text:span text:style-name="T7"><text:tab/>}</text:span></text:p>
      <text:p text:style-name="P19"><text:tab/></text:p>
      <text:p text:style-name="P19">}</text:p>
      <text:p text:style-name="P22"><text:span text:style-name="T45"/></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text:span text:style-name="T19"/></text:p>
      <text:p text:style-name="P28"><text:span text:style-name="T19"/></text:p>
      <text:p text:style-name="P28"><text:span text:style-name="T19"/></text:p>
      <text:p text:style-name="P28"><text:soft-page-break/><text:span text:style-name="T19">Controlador</text:span><text:span text:style-name="T14"><text:tab/></text:span></text:p>
      <text:p text:style-name="P28"><text:span text:style-name="T14"/></text:p>
      <text:p text:style-name="P29"><text:span text:style-name="T15">La capa del Controlador, se encarga de recibir información de la vista, y pasársela al modelo para que haga las consultas a la base de datos. Luego, recibe los datos que envía la función del modelo que ejecutó, y las pasa a la vista.</text:span></text:p>
      <text:p text:style-name="P29"><text:span text:style-name="T15"><text:line-break/>A continuación verá el esqueleto del controlador de una aplicación:</text:span></text:p>
      <text:p text:style-name="P24"><text:span text:style-name="T11"/></text:p>
      <text:p text:style-name="P14"><text:span text:style-name="T3">public</text:span><text:span text:style-name="T7"> </text:span><text:span text:style-name="T3">class</text:span><text:span text:style-name="T7"> VerMaterias </text:span><text:span text:style-name="T3">extends</text:span><text:span text:style-name="T7"> DispatchAction {</text:span></text:p>
      <text:p text:style-name="P14"/>
      <text:p text:style-name="P14"><text:span text:style-name="T7"><text:tab/></text:span><text:span text:style-name="T3">private</text:span><text:span text:style-name="T7"> </text:span><text:span text:style-name="T3">static</text:span><text:span text:style-name="T7"> </text:span><text:span text:style-name="T3">final</text:span><text:span text:style-name="T7"> String </text:span><text:span text:style-name="T25">SUCCESS</text:span><text:span text:style-name="T7"> <text:s text:c="2"/>= </text:span><text:span text:style-name="T35">"success"</text:span><text:span text:style-name="T7">;</text:span></text:p>
      <text:p text:style-name="P14"><text:span text:style-name="T7"><text:tab/></text:span><text:span text:style-name="T3">private</text:span><text:span text:style-name="T7"> </text:span><text:span text:style-name="T3">static</text:span><text:span text:style-name="T7"> </text:span><text:span text:style-name="T3">final</text:span><text:span text:style-name="T7"> String </text:span><text:span text:style-name="T29">FAILURE</text:span><text:span text:style-name="T7"> = </text:span><text:span text:style-name="T35">"failure"</text:span><text:span text:style-name="T7">;</text:span></text:p>
      <text:p text:style-name="P14"/>
      <text:p text:style-name="P14"><text:span text:style-name="T7"><text:tab/></text:span><text:span text:style-name="T3">public</text:span><text:span text:style-name="T7"> ActionForward all(ActionMapping mapping, ActionForm form, </text:span></text:p>
      <text:p text:style-name="P14"><text:span text:style-name="T7"><text:tab/><text:tab/><text:tab/>HttpServletRequest request, HttpServletResponse response)</text:span><text:span text:style-name="T3">throws</text:span><text:span text:style-name="T7"> Exception{</text:span></text:p>
      <text:p text:style-name="P19"><text:tab/><text:tab/><text:tab/></text:p>
      <text:p text:style-name="P19"><text:tab/><text:tab/><text:tab/>DatabaseManager <text:span text:style-name="T46">dbm</text:span> = DatabaseManager.<text:span text:style-name="T33">getInstance</text:span>();</text:p>
      <text:p text:style-name="P14"><text:span text:style-name="T7"><text:tab/><text:tab/><text:tab/></text:span><text:span text:style-name="T20">A</text:span><text:span text:style-name="T7">rrayList&lt;Materia&gt; resultadoConsulta = dbm.</text:span><text:span text:style-name="T21">consultarMaterias</text:span><text:span text:style-name="T7">();</text:span></text:p>
      <text:p text:style-name="P14"><text:span text:style-name="T7"><text:tab/><text:tab/><text:tab/></text:span><text:span text:style-name="T20">if (resultadoConsulta.isEmpty()){</text:span></text:p>
      <text:p text:style-name="P14"><text:span text:style-name="T20"/></text:p>
      <text:p text:style-name="P14"><text:span text:style-name="T20"><text:tab/><text:tab/><text:tab/><text:tab/>//Si retorna un arreglo vacío, falla la consulta</text:span></text:p>
      <text:p text:style-name="P14"><text:span text:style-name="T20"><text:tab/><text:tab/><text:tab/><text:tab/></text:span><text:span text:style-name="T6">return</text:span><text:span text:style-name="T20"> mapping.findForward(</text:span><text:span text:style-name="T27">FAILURE</text:span><text:span text:style-name="T20">);</text:span></text:p>
      <text:p text:style-name="P14"><text:span text:style-name="T20"><text:tab/><text:tab/><text:tab/>}//de lo contrario, ocurre un éxito</text:span></text:p>
      <text:p text:style-name="P14"><text:span text:style-name="T20"><text:tab/><text:tab/><text:tab/>//Este comando envía a la vista el arreglo de materias</text:span></text:p>
      <text:p text:style-name="P14"><text:span text:style-name="T20"><text:s text:c="18"/>//podra ser accesado a traves del atributo “materias”</text:span></text:p>
      <text:p text:style-name="P14"><text:span text:style-name="T20"><text:tab/><text:tab/><text:tab/>request.setAttribute(</text:span><text:span text:style-name="T37">"materias"</text:span><text:span text:style-name="T20">,</text:span><text:span text:style-name="T22">resultadoConsulta</text:span><text:span text:style-name="T20">);</text:span></text:p>
      <text:p text:style-name="P14"><text:span text:style-name="T7"><text:tab/><text:tab/><text:tab/></text:span><text:span text:style-name="T3">return</text:span><text:span text:style-name="T7"> mapping.findForward(</text:span><text:span text:style-name="T25">SUCCESS</text:span><text:span text:style-name="T7">);</text:span></text:p>
      <text:p text:style-name="P19"><text:tab/><text:tab/>}</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text:soft-page-break/><text:span text:style-name="T16">StrutsConfig</text:span></text:p>
      <text:p text:style-name="P24"><text:span text:style-name="T11"/></text:p>
      <text:p text:style-name="P27"><text:span text:style-name="T16">El archivo strutsconfig.xml se encarga de crear la correspondencia de las acciones con las vistas. El esqueleto de un strutsconfig.xml sería de la siguiente manera.</text:span></text:p>
      <text:p text:style-name="P24"><text:span text:style-name="T11"/></text:p>
      <text:p text:style-name="P23"><text:span text:style-name="T42">//</text:span><text:span text:style-name="T43">También deben crearse form beans por cada formulario que se cree en la //aplicacion</text:span></text:p>
      <text:p text:style-name="P19"><text:span text:style-name="T49">&lt;</text:span><text:span text:style-name="T54">struts-config</text:span><text:span text:style-name="T49">&gt;</text:span></text:p>
      <text:p text:style-name="P14"><text:span text:style-name="T7"><text:tab/></text:span><text:span text:style-name="T47">&lt;</text:span><text:span text:style-name="T52">form-beans</text:span><text:span text:style-name="T47">&gt;</text:span></text:p>
      <text:p text:style-name="P24"><text:span text:style-name="T59"><text:tab/><text:tab/></text:span><text:span text:style-name="T48">&lt;</text:span><text:span text:style-name="T53">form-bean</text:span><text:span text:style-name="T41"> </text:span><text:span text:style-name="T63">name</text:span><text:span text:style-name="T59">=</text:span><text:span text:style-name="T40">"Materia"</text:span><text:span text:style-name="T41"> </text:span><text:span text:style-name="T63">type</text:span><text:span text:style-name="T59">=</text:span><text:span text:style-name="T40">"clases.Materia"</text:span><text:span text:style-name="T48">/&gt;</text:span></text:p>
      <text:p text:style-name="P14"><text:span text:style-name="T7"><text:tab/></text:span><text:span text:style-name="T47">&lt;/</text:span><text:span text:style-name="T52">form-beans</text:span><text:span text:style-name="T47">&gt;</text:span></text:p>
      <text:p text:style-name="P24"><text:span text:style-name="T11"/></text:p>
      <text:p text:style-name="P24"><text:span text:style-name="T11">/*</text:span><text:span text:style-name="T12">Mapea las acciones a las vistas. Es decir, integra las capas controlador y vista</text:span></text:p>
      <text:p text:style-name="P25"><text:span text:style-name="T12"><text:s/>* input es la página web desde donde se llama el action. Name es el nombre logico</text:span></text:p>
      <text:p text:style-name="P25"><text:span text:style-name="T12"><text:s/>* de la redireccion. Type es la acción que mapearemos, se encuentra en el paquete</text:span></text:p>
      <text:p text:style-name="P25"><text:span text:style-name="T12"><text:s/>* consultas y se llama VerMaterias.java. Es una acción de tipo request ya que</text:span></text:p>
      <text:p text:style-name="P25"><text:span text:style-name="T12"><text:s/>* pide información (materias que se quieren ver</text:span></text:p>
      <text:p text:style-name="P25"><text:span text:style-name="T12"><text:s/>* el path es el nombre relativo al contexto al cual se mapea la redirección.</text:span></text:p>
      <text:p text:style-name="P25"><text:span text:style-name="T12"><text:s/>* Luego, hacemos los “forward” (redirecciones) dependiendo de si el</text:span></text:p>
      <text:p text:style-name="P25"><text:span text:style-name="T12"><text:s/>* Action retornó mapping.findForward(“success”) (exito) o fallo</text:span></text:p>
      <text:p text:style-name="P25"><text:span text:style-name="T12"><text:s/>* “failure”. Si la consulta es exitosa, ir a la página verConsultas.jsp</text:span></text:p>
      <text:p text:style-name="P25"><text:span text:style-name="T12"><text:s/>* que muestra las consultas, de lo contrario se va a otra pagina</text:span></text:p>
      <text:p text:style-name="P25"><text:span text:style-name="T12"><text:s/>*llamada error.jsp. Ambas paginas deben existir en la vista para poder </text:span></text:p>
      <text:p text:style-name="P25"><text:span text:style-name="T12"><text:s/>*redireccionar a ellas.</text:span></text:p>
      <text:p text:style-name="P25"><text:span text:style-name="T12"><text:s/>*/</text:span></text:p>
      <text:p text:style-name="P24"><text:span text:style-name="T48"><text:tab/>&lt;</text:span><text:span text:style-name="T53">action-mappings</text:span><text:span text:style-name="T48">&gt;</text:span></text:p>
      <text:p text:style-name="P14"><text:span text:style-name="T58"><text:tab/><text:tab/></text:span><text:span text:style-name="T47">&lt;</text:span><text:span text:style-name="T52">action</text:span><text:span text:style-name="T47"> </text:span><text:span text:style-name="T62">input</text:span><text:span text:style-name="T58">=</text:span><text:span text:style-name="T38">"/index.jsp"</text:span><text:span text:style-name="T47"> </text:span><text:span text:style-name="T62">name</text:span><text:span text:style-name="T58">=</text:span><text:span text:style-name="T38">"Materia"</text:span><text:span text:style-name="T47"> </text:span></text:p>
      <text:p text:style-name="P14"><text:tab/><text:tab/><text:tab/><text:span text:style-name="T62">parameter</text:span><text:span text:style-name="T58">=</text:span><text:span text:style-name="T38">"method"</text:span> <text:span text:style-name="T62">path</text:span><text:span text:style-name="T58">=</text:span><text:span text:style-name="T38">"/verMaterias"</text:span> <text:span text:style-name="T62">scope</text:span><text:span text:style-name="T58">=</text:span><text:span text:style-name="T38">"request"</text:span></text:p>
      <text:p text:style-name="P14"><text:tab/><text:tab/><text:tab/><text:span text:style-name="T62">validate</text:span><text:span text:style-name="T58">=</text:span><text:span text:style-name="T38">"false"</text:span> <text:span text:style-name="T62">type</text:span><text:span text:style-name="T58">=</text:span><text:span text:style-name="T38">"consultas.VerMaterias"</text:span><text:span text:style-name="T47">&gt;</text:span></text:p>
      <text:p text:style-name="P14"><text:span text:style-name="T58"><text:tab/><text:tab/><text:tab/></text:span><text:span text:style-name="T47">&lt;</text:span><text:span text:style-name="T52">forward</text:span> <text:span text:style-name="T62">name</text:span><text:span text:style-name="T58">=</text:span><text:span text:style-name="T38">"success"</text:span> <text:span text:style-name="T62">path</text:span><text:span text:style-name="T58">=</text:span><text:span text:style-name="T38">"/verConsultas.jsp"</text:span><text:span text:style-name="T47">/&gt;</text:span></text:p>
      <text:p text:style-name="P14"><text:span text:style-name="T58"><text:tab/><text:tab/><text:tab/></text:span><text:span text:style-name="T47">&lt;</text:span><text:span text:style-name="T52">forward</text:span> <text:span text:style-name="T62">name</text:span><text:span text:style-name="T58">=</text:span><text:span text:style-name="T38">"failure"</text:span> <text:span text:style-name="T62">path</text:span><text:span text:style-name="T58">=</text:span><text:span text:style-name="T38">"/error.jsp"</text:span><text:span text:style-name="T47">/&gt;</text:span></text:p>
      <text:p text:style-name="P24"><text:span text:style-name="T59"><text:tab/><text:tab/></text:span><text:span text:style-name="T48">&lt;/</text:span><text:span text:style-name="T53">action</text:span><text:span text:style-name="T48">&gt;</text:span><text:span text:style-name="T59"><text:tab/><text:tab/></text:span></text:p>
      <text:p text:style-name="P24"><text:span text:style-name="T11"/></text:p>
      <text:p text:style-name="P14"><text:span text:style-name="T7"><text:tab/></text:span><text:span text:style-name="T47">&lt;/</text:span><text:span text:style-name="T52">action-mappings</text:span><text:span text:style-name="T47">&gt;</text:span></text:p>
      <text:p text:style-name="P14"><text:span text:style-name="T11"/></text:p>
      <text:p text:style-name="P14"><text:span text:style-name="T47">&lt;/</text:span><text:span text:style-name="T52">struts-config</text:span><text:span text:style-name="T47">&gt;</text:span></text:p>
      <text:p text:style-name="P24"><text:span text:style-name="T11"/></text:p>
      <text:p text:style-name="P25"><text:span text:style-name="T12">Para más información sobre strutsconfig puede revisar el siguiente enlace: </text:span><text:a xlink:type="simple" xlink:href="http://www.webnms.com/webnms/help/developer_guide/web_client/web_struts_config.html">http://www.webnms.com/webnms/help/developer_guide/web_client/web_struts_config.html</text:a></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31"><text:soft-page-break/><text:span text:style-name="T17">Vista</text:span></text:p>
      <text:p text:style-name="P31"><text:span text:style-name="T17"/></text:p>
      <text:p text:style-name="P32"><text:span text:style-name="T17">La vista esta compuesta por las páginas .jsp que el usuario accesa. Ahora, presentamos un esqueleto básico de una vista: </text:span></text:p>
      <text:p text:style-name="P32"><text:span text:style-name="T17">//Librerias de etiquetas a utilizar</text:span></text:p>
      <text:p text:style-name="P18"><text:span text:style-name="T67">&lt;%@</text:span><text:span text:style-name="T23"> </text:span><text:span text:style-name="T55">taglib</text:span><text:span text:style-name="T23"> </text:span><text:span text:style-name="T64">uri</text:span><text:span text:style-name="T60">=</text:span><text:span text:style-name="T39">"http://struts.apache.org/tags-bean"</text:span><text:span text:style-name="T23"> </text:span><text:span text:style-name="T64">prefix</text:span><text:span text:style-name="T60">=</text:span><text:span text:style-name="T39">"bean"</text:span><text:span text:style-name="T23"> </text:span><text:span text:style-name="T67">%&gt;</text:span></text:p>
      <text:p text:style-name="P14"><text:span text:style-name="T66">&lt;%@</text:span> <text:span text:style-name="T52">taglib</text:span> <text:span text:style-name="T62">uri</text:span><text:span text:style-name="T58">=</text:span><text:span text:style-name="T38">"http://struts.apache.org/tags-html"</text:span> <text:span text:style-name="T62">prefix</text:span><text:span text:style-name="T58">=</text:span><text:span text:style-name="T38">"html"</text:span> <text:span text:style-name="T66">%&gt;</text:span></text:p>
      <text:p text:style-name="P14"><text:span text:style-name="T66">&lt;%@</text:span> <text:span text:style-name="T52">taglib</text:span> <text:span text:style-name="T62">uri</text:span><text:span text:style-name="T58">=</text:span><text:span text:style-name="T38">"http://struts.apache.org/tags-logic"</text:span> <text:span text:style-name="T62">prefix</text:span><text:span text:style-name="T58">=</text:span><text:span text:style-name="T38">"logic"</text:span> <text:span text:style-name="T66">%&gt;</text:span></text:p>
      <text:p text:style-name="P14"><text:span text:style-name="T66">&lt;%@</text:span> <text:span text:style-name="T52">taglib</text:span> <text:span text:style-name="T62">uri</text:span><text:span text:style-name="T58">=</text:span><text:span text:style-name="T38">"http://struts.apache.org/tags-tiles"</text:span> <text:span text:style-name="T62">prefix</text:span><text:span text:style-name="T58">=</text:span><text:span text:style-name="T38">"tiles"</text:span> <text:span text:style-name="T66">%&gt;</text:span></text:p>
      <text:p text:style-name="P14"/>
      <text:p text:style-name="P14"><text:span text:style-name="T47">&lt;</text:span><text:span text:style-name="T52">head</text:span><text:span text:style-name="T47">&gt;</text:span></text:p>
      <text:p text:style-name="P14"><text:span text:style-name="T47">&lt;</text:span><text:span text:style-name="T52">meta</text:span> <text:span text:style-name="T62">http-equiv</text:span><text:span text:style-name="T58">=</text:span><text:span text:style-name="T38">"content-type"</text:span> <text:span text:style-name="T62">content</text:span><text:span text:style-name="T58">=</text:span><text:span text:style-name="T38">"text/html; charset=utf-8"</text:span> <text:span text:style-name="T47">/&gt;</text:span></text:p>
      <text:p text:style-name="P14"><text:span text:style-name="T47">&lt;</text:span><text:span text:style-name="T52">title</text:span><text:span text:style-name="T47">&gt;</text:span><text:span text:style-name="T61">Encuesta</text:span><text:span text:style-name="T58"> </text:span><text:span text:style-name="T61">de</text:span><text:span text:style-name="T58"> </text:span><text:span text:style-name="T61">Opini&amp;oacuten</text:span><text:span text:style-name="T58"> </text:span><text:span text:style-name="T61">Estudiantil</text:span><text:span text:style-name="T47">&lt;/</text:span><text:span text:style-name="T52">title</text:span><text:span text:style-name="T47">&gt;</text:span></text:p>
      <text:p text:style-name="P14"><text:span text:style-name="T47">&lt;</text:span><text:span text:style-name="T52">meta</text:span> <text:span text:style-name="T62">name</text:span><text:span text:style-name="T58">=</text:span><text:span text:style-name="T38">"keywords"</text:span> <text:span text:style-name="T62">content</text:span><text:span text:style-name="T58">=</text:span><text:span text:style-name="T38">""</text:span> <text:span text:style-name="T47">/&gt;</text:span></text:p>
      <text:p text:style-name="P14"><text:span text:style-name="T47">&lt;</text:span><text:span text:style-name="T52">meta</text:span> <text:span text:style-name="T62">name</text:span><text:span text:style-name="T58">=</text:span><text:span text:style-name="T38">"description"</text:span> <text:span text:style-name="T62">content</text:span><text:span text:style-name="T58">=</text:span><text:span text:style-name="T38">""</text:span> <text:span text:style-name="T47">/&gt;</text:span></text:p>
      <text:p text:style-name="P14">//<text:span text:style-name="T65">Se importa la hoja de estilos styles.css</text:span></text:p>
      <text:p text:style-name="P14"><text:span text:style-name="T47">&lt;</text:span><text:span text:style-name="T52">link</text:span> <text:span text:style-name="T62">rel</text:span><text:span text:style-name="T58">=</text:span><text:span text:style-name="T38">"stylesheet"</text:span> <text:span text:style-name="T62">href</text:span><text:span text:style-name="T58">=</text:span><text:span text:style-name="T38">"</text:span><text:span text:style-name="T47">&lt;</text:span><text:span text:style-name="T52">html:rewrite</text:span> <text:span text:style-name="T62">page</text:span><text:span text:style-name="T58">=</text:span><text:span text:style-name="T38">'/styles.css'</text:span><text:span text:style-name="T47">/&gt;</text:span><text:span text:style-name="T38">"</text:span> <text:span text:style-name="T62">type</text:span><text:span text:style-name="T58">=</text:span><text:span text:style-name="T38">"text/css"</text:span> <text:span text:style-name="T62">media</text:span><text:span text:style-name="T58">=</text:span><text:span text:style-name="T38">"screen"</text:span> <text:span text:style-name="T47">/&gt;</text:span></text:p>
      <text:p text:style-name="P14"><text:span text:style-name="T47">&lt;/</text:span><text:span text:style-name="T52">head</text:span><text:span text:style-name="T47">&gt;</text:span></text:p>
      <text:p text:style-name="P14"><text:span text:style-name="T47">&lt;</text:span><text:span text:style-name="T52">body</text:span><text:span text:style-name="T47">&gt;</text:span></text:p>
      <text:p text:style-name="P14"><text:span text:style-name="T47">&lt;</text:span><text:span text:style-name="T52">div</text:span> <text:span text:style-name="T62">id</text:span><text:span text:style-name="T58">=</text:span><text:span text:style-name="T38">"content"</text:span><text:span text:style-name="T47">&gt;</text:span></text:p>
      <text:p text:style-name="P34">&lt;!-- header begins --&gt;</text:p>
      <text:p text:style-name="P14"><text:span text:style-name="T47">&lt;</text:span><text:span text:style-name="T52">div</text:span> <text:span text:style-name="T62">id</text:span><text:span text:style-name="T58">=</text:span><text:span text:style-name="T38">"header"</text:span><text:span text:style-name="T47">&gt;</text:span><text:span text:style-name="T58"> </text:span></text:p>
      <text:p text:style-name="P14"><text:span text:style-name="T58"><text:tab/></text:span><text:span text:style-name="T47">&lt;</text:span><text:span text:style-name="T52">div</text:span> <text:span text:style-name="T62">id</text:span><text:span text:style-name="T58">=</text:span><text:span text:style-name="T38">"logo"</text:span><text:span text:style-name="T47">&gt;</text:span></text:p>
      <text:p text:style-name="P35"><text:tab/><text:tab/></text:p>
      <text:p text:style-name="P14"><text:span text:style-name="T58"><text:tab/></text:span><text:span text:style-name="T47">&lt;/</text:span><text:span text:style-name="T52">div</text:span><text:span text:style-name="T47">&gt;</text:span></text:p>
      <text:p text:style-name="P35"><text:tab/></text:p>
      <text:p text:style-name="P14"><text:span text:style-name="T47">&lt;/</text:span><text:span text:style-name="T52">div</text:span><text:span text:style-name="T47">&gt;</text:span></text:p>
      <text:p text:style-name="P34">&lt;!-- header ends --&gt;</text:p>
      <text:p text:style-name="P34">&lt;!-- content begins --&gt;</text:p>
      <text:p text:style-name="P14"><text:span text:style-name="T47">&lt;</text:span><text:span text:style-name="T52">div</text:span> <text:span text:style-name="T62">id</text:span><text:span text:style-name="T58">=</text:span><text:span text:style-name="T38">"main"</text:span><text:span text:style-name="T47">&gt;</text:span></text:p>
      <text:p text:style-name="P14"><text:span text:style-name="T47">&lt;</text:span><text:span text:style-name="T52">div</text:span> <text:span text:style-name="T62">id</text:span><text:span text:style-name="T58">=</text:span><text:span text:style-name="T38">"mainbot"</text:span><text:span text:style-name="T47">&gt;</text:span></text:p>
      <text:p text:style-name="P14"><text:span text:style-name="T47">&lt;</text:span><text:span text:style-name="T52">div</text:span> <text:span text:style-name="T62">id</text:span><text:span text:style-name="T58">=</text:span><text:span text:style-name="T38">"maintop"</text:span><text:span text:style-name="T47">&gt;&lt;/</text:span><text:span text:style-name="T52">div</text:span><text:span text:style-name="T47">&gt;</text:span></text:p>
      <text:p text:style-name="P14"><text:span text:style-name="T58"><text:tab/></text:span><text:span text:style-name="T47">&lt;</text:span><text:span text:style-name="T52">div</text:span> <text:span text:style-name="T62">id</text:span><text:span text:style-name="T58">=</text:span><text:span text:style-name="T38">"right"</text:span> <text:span text:style-name="T62">class</text:span> <text:span text:style-name="T58">=</text:span> <text:span text:style-name="T38">"borders"</text:span><text:span text:style-name="T47">&gt;</text:span><text:span text:style-name="T58"> <text:s/></text:span></text:p>
      <text:p text:style-name="P14"><text:span text:style-name="T58"><text:tab/><text:tab/><text:tab/></text:span><text:span text:style-name="T47">&lt;</text:span><text:span text:style-name="T52">h5</text:span><text:span text:style-name="T47">&gt;&lt;</text:span><text:span text:style-name="T52">b</text:span><text:span text:style-name="T47">&gt;</text:span><text:span text:style-name="T61">Bienvenidos</text:span><text:span text:style-name="T58"> </text:span><text:span text:style-name="T61">al</text:span><text:span text:style-name="T58"> </text:span><text:span text:style-name="T61">Servicio</text:span><text:span text:style-name="T58"> </text:span><text:span text:style-name="T61">de</text:span><text:span text:style-name="T58"> </text:span><text:span text:style-name="T61">Consultas</text:span><text:span text:style-name="T58"> </text:span><text:span text:style-name="T61">de</text:span><text:span text:style-name="T58"> Opinion </text:span><text:span text:style-name="T61">Estudiantil</text:span><text:span text:style-name="T58"><text:tab/></text:span><text:span text:style-name="T47">&lt;/</text:span><text:span text:style-name="T52">b</text:span><text:span text:style-name="T47">&gt;&lt;/</text:span><text:span text:style-name="T52">h5</text:span><text:span text:style-name="T47">&gt;</text:span></text:p>
      <text:p text:style-name="P14"/>
      <text:p text:style-name="P14"><text:span text:style-name="T47">&lt;</text:span><text:span text:style-name="T52">p</text:span> <text:span text:style-name="T62">align</text:span><text:span text:style-name="T58">=</text:span><text:span text:style-name="T38">"justify"</text:span><text:span text:style-name="T47">&gt;</text:span><text:span text:style-name="T61">Esta</text:span><text:span text:style-name="T58"> </text:span><text:span text:style-name="T61">pagina</text:span><text:span text:style-name="T58"> </text:span><text:span text:style-name="T61">esta</text:span><text:span text:style-name="T58"> </text:span><text:span text:style-name="T61">diseñada</text:span><text:span text:style-name="T58"> </text:span><text:span text:style-name="T61">con</text:span><text:span text:style-name="T58"> el fin </text:span><text:span text:style-name="T61">de</text:span><text:span text:style-name="T58"> </text:span><text:span text:style-name="T61">ayudar</text:span><text:span text:style-name="T58"> a </text:span><text:span text:style-name="T61">los</text:span><text:span text:style-name="T58"> </text:span><text:span text:style-name="T61">estudiantes</text:span><text:span text:style-name="T58"> y </text:span><text:span text:style-name="T61">profesores</text:span><text:span text:style-name="T58"> a </text:span><text:span text:style-name="T61">obtener</text:span><text:span text:style-name="T58"> </text:span><text:span text:style-name="T61">informacion</text:span><text:span text:style-name="T58"> </text:span><text:span text:style-name="T61">sobre</text:span><text:span text:style-name="T58"> </text:span><text:span text:style-name="T61">la</text:span><text:span text:style-name="T58"> </text:span><text:span text:style-name="T61">Encuesta</text:span><text:span text:style-name="T58"> </text:span><text:span text:style-name="T61">de</text:span><text:span text:style-name="T58"> </text:span><text:span text:style-name="T61">Opini&amp;oacuten</text:span><text:span text:style-name="T58"> </text:span><text:span text:style-name="T61">Estudiantil</text:span><text:span text:style-name="T58"> </text:span><text:span text:style-name="T61">realizada</text:span><text:span text:style-name="T58"> </text:span></text:p>
      <text:p text:style-name="P14"><text:span text:style-name="T58">a </text:span><text:span text:style-name="T61">los</text:span><text:span text:style-name="T58"> </text:span><text:span text:style-name="T61">alumnos</text:span><text:span text:style-name="T58"> </text:span><text:span text:style-name="T61">de</text:span><text:span text:style-name="T58"> </text:span><text:span text:style-name="T61">la</text:span><text:span text:style-name="T58"> </text:span><text:span text:style-name="T61">universidad</text:span><text:span text:style-name="T58"> </text:span><text:span text:style-name="T61">Simon</text:span><text:span text:style-name="T58"> </text:span><text:span text:style-name="T61">Bolivar</text:span><text:span text:style-name="T58">.</text:span><text:span text:style-name="T47">&lt;</text:span><text:span text:style-name="T52">br</text:span><text:span text:style-name="T47">&gt;&lt;/</text:span><text:span text:style-name="T52">p</text:span><text:span text:style-name="T47">&gt;</text:span></text:p>
      <text:p text:style-name="P14"/>
      <text:p text:style-name="P14"><text:span text:style-name="T47">&lt;</text:span><text:span text:style-name="T52">p</text:span> <text:span text:style-name="T62">align</text:span><text:span text:style-name="T58">=</text:span><text:span text:style-name="T38">"justify"</text:span><text:span text:style-name="T47">&gt;</text:span><text:span text:style-name="T61">Esta</text:span><text:span text:style-name="T58"> </text:span><text:span text:style-name="T61">informacion</text:span><text:span text:style-name="T58"> </text:span><text:span text:style-name="T61">permitira</text:span><text:span text:style-name="T58"> </text:span><text:span text:style-name="T61">ayudar</text:span><text:span text:style-name="T58"> </text:span><text:span text:style-name="T61">al</text:span><text:span text:style-name="T58"> </text:span><text:span text:style-name="T61">usuario</text:span><text:span text:style-name="T58"> a </text:span><text:span text:style-name="T61">tomar</text:span><text:span text:style-name="T58"> </text:span><text:span text:style-name="T61">decisiones</text:span><text:span text:style-name="T58"> </text:span><text:span text:style-name="T61">sobre</text:span><text:span text:style-name="T58"> </text:span><text:span text:style-name="T61">las</text:span><text:span text:style-name="T58"> </text:span><text:span text:style-name="T61">materias</text:span><text:span text:style-name="T58"> o </text:span><text:span text:style-name="T61">profesores</text:span><text:span text:style-name="T58"> </text:span><text:span text:style-name="T61">de</text:span><text:span text:style-name="T58"> </text:span><text:span text:style-name="T61">la</text:span><text:span text:style-name="T58"> </text:span><text:span text:style-name="T61">universidad</text:span><text:span text:style-name="T58">.</text:span><text:span text:style-name="T47">&lt;/</text:span><text:span text:style-name="T52">p</text:span><text:span text:style-name="T47">&gt;</text:span></text:p>
      <text:p text:style-name="P14"><text:span text:style-name="T47">&lt;</text:span><text:span text:style-name="T52">br</text:span><text:span text:style-name="T47">&gt;&lt;</text:span><text:span text:style-name="T52">br</text:span><text:span text:style-name="T47">&gt;</text:span></text:p>
      <text:p text:style-name="P14"><text:span text:style-name="T58"><text:tab/><text:tab/><text:tab/><text:tab/></text:span><text:span text:style-name="T47">&lt;</text:span><text:span text:style-name="T52">div</text:span> <text:span text:style-name="T62">class</text:span><text:span text:style-name="T58">=</text:span><text:span text:style-name="T38">"read"</text:span><text:span text:style-name="T47">&gt;&lt;</text:span><text:span text:style-name="T52">a</text:span> <text:span text:style-name="T62">href</text:span><text:span text:style-name="T58">=</text:span><text:span text:style-name="T38">"#"</text:span><text:span text:style-name="T47">&gt;</text:span><text:span text:style-name="T58">Leer </text:span><text:span text:style-name="T61">Mas</text:span><text:span text:style-name="T47">&lt;/</text:span><text:span text:style-name="T52">a</text:span><text:span text:style-name="T47">&gt;&lt;/</text:span><text:span text:style-name="T52">div</text:span><text:span text:style-name="T47">&gt;</text:span></text:p>
      <text:p text:style-name="P14"><text:span text:style-name="T58"><text:tab/><text:tab/><text:tab/></text:span><text:span text:style-name="T47">&lt;</text:span><text:span text:style-name="T52">br</text:span><text:span text:style-name="T47">&gt;&lt;</text:span><text:span text:style-name="T52">br</text:span><text:span text:style-name="T47">&gt;</text:span></text:p>
      <text:p text:style-name="P35"><text:tab/><text:tab/><text:tab/><text:tab/></text:p>
      <text:p text:style-name="P14"><text:span text:style-name="T58"><text:s text:c="14"/></text:span><text:span text:style-name="T47">&lt;</text:span><text:span text:style-name="T52">p</text:span> <text:span text:style-name="T62">align</text:span><text:span text:style-name="T58">=</text:span><text:span text:style-name="T38">"justify"</text:span><text:span text:style-name="T47">&gt;</text:span><text:span text:style-name="T58"><text:tab/><text:tab/><text:tab/></text:span></text:p>
      <text:p text:style-name="P35"><text:tab/><text:tab/><text:tab/><text:tab/></text:p>
      <text:p text:style-name="P14"><text:span text:style-name="T58"><text:tab/><text:tab/></text:span><text:span text:style-name="T47">&lt;</text:span><text:span text:style-name="T52">div</text:span> <text:span text:style-name="T62">id</text:span><text:span text:style-name="T58">=</text:span><text:span text:style-name="T38">"col"</text:span><text:span text:style-name="T47">&gt;</text:span></text:p>
      <text:p text:style-name="P14"><text:span text:style-name="T58"><text:tab/><text:tab/></text:span><text:span text:style-name="T47">&lt;</text:span><text:span text:style-name="T52">div</text:span> <text:span text:style-name="T62">id</text:span><text:span text:style-name="T58">=</text:span><text:span text:style-name="T38">"leftcol"</text:span><text:span text:style-name="T47">&gt;</text:span></text:p>
      <text:p text:style-name="P14"><text:span text:style-name="T58"><text:s text:c="14"/></text:span><text:span text:style-name="T47">&lt;</text:span><text:span text:style-name="T52">br</text:span><text:span text:style-name="T47">&gt;&lt;</text:span><text:span text:style-name="T52">br</text:span><text:span text:style-name="T47">&gt;</text:span><text:span text:style-name="T58"> </text:span><text:span text:style-name="T47">&lt;/</text:span><text:span text:style-name="T52">div</text:span><text:span text:style-name="T47">&gt;</text:span></text:p>
      <text:p text:style-name="P14"><text:span text:style-name="T58"><text:tab/><text:tab/></text:span><text:span text:style-name="T47">&lt;</text:span><text:span text:style-name="T52">div</text:span> <text:span text:style-name="T62">id</text:span><text:span text:style-name="T58">=</text:span><text:span text:style-name="T38">"rightcol"</text:span><text:span text:style-name="T47">&gt;</text:span></text:p>
      <text:p text:style-name="P14"><text:span text:style-name="T58"><text:tab/><text:tab/></text:span><text:span text:style-name="T47">&lt;</text:span><text:span text:style-name="T52">br</text:span><text:span text:style-name="T47">&gt;&lt;</text:span><text:span text:style-name="T52">br</text:span><text:span text:style-name="T47">&gt;&lt;/</text:span><text:span text:style-name="T52">div</text:span><text:span text:style-name="T47">&gt;</text:span></text:p>
      <text:p text:style-name="P14"><text:span text:style-name="T58"><text:tab/><text:tab/></text:span><text:span text:style-name="T47">&lt;/</text:span><text:span text:style-name="T52">div</text:span><text:span text:style-name="T47">&gt;</text:span></text:p>
      <text:p text:style-name="P14"><text:span text:style-name="T58"><text:tab/></text:span><text:span text:style-name="T47">&lt;/</text:span><text:span text:style-name="T52">div</text:span><text:span text:style-name="T47">&gt;</text:span></text:p>
      <text:p text:style-name="P14"><text:soft-page-break/><text:span text:style-name="T58"><text:tab/></text:span><text:span text:style-name="T47">&lt;</text:span><text:span text:style-name="T52">div</text:span> <text:span text:style-name="T62">id</text:span><text:span text:style-name="T58">=</text:span><text:span text:style-name="T38">"lefttop"</text:span> <text:span text:style-name="T47">&gt;</text:span></text:p>
      <text:p text:style-name="P14"><text:span text:style-name="T58"><text:tab/></text:span><text:span text:style-name="T47">&lt;</text:span><text:span text:style-name="T52">div</text:span> <text:span text:style-name="T62">id</text:span><text:span text:style-name="T58">=</text:span><text:span text:style-name="T38">"left"</text:span> <text:span text:style-name="T47">&gt;</text:span></text:p>
      <text:p text:style-name="P35"><text:tab/><text:tab/></text:p>
      <text:p text:style-name="P14"><text:span text:style-name="T58"><text:tab/><text:tab/></text:span><text:span text:style-name="T47">&lt;</text:span><text:span text:style-name="T52">ul</text:span><text:span text:style-name="T47">&gt;</text:span><text:span text:style-name="T50">&lt;</text:span><text:span text:style-name="T56">b</text:span><text:span text:style-name="T50">&gt;</text:span></text:p>
      <text:p text:style-name="P14"><text:span text:style-name="T58"><text:tab/><text:tab/><text:tab/><text:tab/></text:span><text:span text:style-name="T50">&lt;</text:span><text:span text:style-name="T56">li</text:span><text:span text:style-name="T50">&gt;</text:span><text:span text:style-name="T47">&lt;</text:span><text:span text:style-name="T52">b</text:span><text:span text:style-name="T47">&gt;</text:span><text:span text:style-name="T61">Inicio</text:span><text:span text:style-name="T47">&lt;/</text:span><text:span text:style-name="T52">b</text:span><text:span text:style-name="T47">&gt;&lt;/</text:span><text:span text:style-name="T52">li</text:span><text:span text:style-name="T47">&gt;</text:span></text:p>
      <text:p text:style-name="P35"><text:tab/><text:tab/><text:tab/><text:tab/></text:p>
      <text:p text:style-name="P14"><text:span text:style-name="T58"><text:tab/><text:tab/><text:tab/><text:tab/></text:span><text:span text:style-name="T50">&lt;</text:span><text:span text:style-name="T56">li</text:span><text:span text:style-name="T61"> </text:span><text:span text:style-name="T50">&gt;</text:span><text:span text:style-name="T47">&lt;</text:span><text:span text:style-name="T52">a</text:span><text:span text:style-name="T47">&gt;</text:span><text:span text:style-name="T61">Consultas</text:span><text:span text:style-name="T47">&lt;/</text:span><text:span text:style-name="T52">a</text:span><text:span text:style-name="T47">&gt;</text:span></text:p>
      <text:p text:style-name="P14"><text:span text:style-name="T58"><text:tab/><text:tab/><text:tab/><text:tab/><text:tab/><text:tab/><text:tab/><text:tab/><text:tab/></text:span><text:span text:style-name="T47">&lt;</text:span><text:span text:style-name="T52">ul</text:span><text:span text:style-name="T47">&gt;</text:span></text:p>
      <text:p text:style-name="P14"><text:span text:style-name="T58"><text:tab/><text:tab/><text:tab/><text:tab/><text:tab/><text:tab/></text:span><text:span text:style-name="T47">&lt;</text:span><text:span text:style-name="T52">li</text:span><text:span text:style-name="T47">&gt;&lt;</text:span><text:span text:style-name="T52">a</text:span> <text:span text:style-name="T62">href</text:span> <text:span text:style-name="T58">=</text:span> <text:span text:style-name="T38">"Vista/verDedicacionDificultad.jsp"</text:span> <text:span text:style-name="T62">style</text:span> <text:span text:style-name="T58">=</text:span> <text:span text:style-name="T58">"</text:span><text:span text:style-name="T62">font-size</text:span><text:span text:style-name="T58">:</text:span><text:span text:style-name="T68">x-small</text:span><text:span text:style-name="T58">;"</text:span><text:span text:style-name="T47">&gt;</text:span><text:span text:style-name="T61">Dedicacion</text:span><text:span text:style-name="T58">/</text:span><text:span text:style-name="T61">Dificultad</text:span><text:span text:style-name="T47">&lt;/</text:span><text:span text:style-name="T52">a</text:span><text:span text:style-name="T47">&gt;&lt;/</text:span><text:span text:style-name="T52">li</text:span><text:span text:style-name="T47">&gt;</text:span></text:p>
      <text:p text:style-name="P14"><text:span text:style-name="T58"><text:tab/><text:tab/><text:tab/><text:tab/><text:tab/><text:tab/></text:span><text:span text:style-name="T47">&lt;</text:span><text:span text:style-name="T52">li</text:span> <text:span text:style-name="T47">&gt;&lt;</text:span><text:span text:style-name="T52">a</text:span> <text:span text:style-name="T62">href</text:span> <text:span text:style-name="T58">=</text:span> <text:span text:style-name="T38">"Vista/verDedicacionCalificacion.jsp"</text:span> <text:span text:style-name="T62">style</text:span> <text:span text:style-name="T58">=</text:span> <text:span text:style-name="T58">"</text:span><text:span text:style-name="T62">font-size</text:span><text:span text:style-name="T58">:</text:span><text:span text:style-name="T68">x-small</text:span><text:span text:style-name="T58">;"</text:span><text:span text:style-name="T47">&gt;</text:span><text:span text:style-name="T61">Dedicacion</text:span><text:span text:style-name="T58">/</text:span><text:span text:style-name="T61">Calificacion</text:span><text:span text:style-name="T50">&lt;/</text:span><text:span text:style-name="T56">font</text:span><text:span text:style-name="T50">&gt;</text:span><text:span text:style-name="T47">&lt;/</text:span><text:span text:style-name="T52">a</text:span><text:span text:style-name="T47">&gt;&lt;/</text:span><text:span text:style-name="T52">li</text:span><text:span text:style-name="T47">&gt;</text:span></text:p>
      <text:p text:style-name="P14"><text:span text:style-name="T58"><text:tab/><text:tab/><text:tab/><text:tab/><text:tab/><text:tab/></text:span><text:span text:style-name="T47">&lt;</text:span><text:span text:style-name="T52">li</text:span><text:span text:style-name="T47">&gt;&lt;</text:span><text:span text:style-name="T52">a</text:span> <text:span text:style-name="T62">href</text:span> <text:span text:style-name="T58">=</text:span> <text:span text:style-name="T38">"Vista/verProfesorDificultad.jsp"</text:span> <text:span text:style-name="T62">style</text:span> <text:span text:style-name="T58">=</text:span> <text:span text:style-name="T58">"</text:span><text:span text:style-name="T62">font-size</text:span><text:span text:style-name="T58">:</text:span><text:span text:style-name="T68">x-small</text:span><text:span text:style-name="T58">;"</text:span><text:span text:style-name="T47">&gt;</text:span><text:span text:style-name="T61">Profesor</text:span><text:span text:style-name="T58">/</text:span><text:span text:style-name="T61">Dificultad</text:span><text:span text:style-name="T47">&lt;/</text:span><text:span text:style-name="T52">a</text:span><text:span text:style-name="T47">&gt;&lt;/</text:span><text:span text:style-name="T52">li</text:span><text:span text:style-name="T47">&gt;</text:span></text:p>
      <text:p text:style-name="P14"><text:span text:style-name="T58"><text:tab/><text:tab/><text:tab/><text:tab/><text:tab/></text:span><text:span text:style-name="T47">&lt;/</text:span><text:span text:style-name="T52">ul</text:span><text:span text:style-name="T47">&gt;</text:span></text:p>
      <text:p text:style-name="P14"><text:span text:style-name="T58"><text:tab/><text:tab/><text:tab/><text:tab/><text:tab/></text:span><text:span text:style-name="T47">&lt;/</text:span><text:span text:style-name="T52">li</text:span><text:span text:style-name="T47">&gt;</text:span></text:p>
      <text:p text:style-name="P14"/>
      <text:p text:style-name="P35"><text:tab/><text:tab/><text:tab/><text:tab/></text:p>
      <text:p text:style-name="P14"><text:span text:style-name="T58"><text:tab/><text:tab/><text:tab/><text:tab/></text:span><text:span text:style-name="T50">&lt;</text:span><text:span text:style-name="T56">li</text:span><text:span text:style-name="T50">&gt;</text:span><text:span text:style-name="T47">&lt;</text:span><text:span text:style-name="T52">a</text:span> <text:span text:style-name="T62">href</text:span><text:span text:style-name="T58">=</text:span><text:span text:style-name="T38">"Vista/configuracion.jsp"</text:span><text:span text:style-name="T47">&gt;</text:span><text:span text:style-name="T58">Configuraci</text:span><text:span text:style-name="T61">&amp;</text:span><text:span text:style-name="T58">oacuten</text:span><text:span text:style-name="T47">&lt;/</text:span><text:span text:style-name="T52">a</text:span><text:span text:style-name="T47">&gt;&lt;/</text:span><text:span text:style-name="T52">li</text:span><text:span text:style-name="T47">&gt;</text:span></text:p>
      <text:p text:style-name="P14"><text:span text:style-name="T58"><text:tab/><text:tab/><text:tab/><text:tab/></text:span><text:span text:style-name="T47">&lt;</text:span><text:span text:style-name="T52">br</text:span><text:span text:style-name="T47">&gt;</text:span></text:p>
      <text:p text:style-name="P14"><text:span text:style-name="T58"><text:tab/><text:tab/><text:tab/><text:tab/></text:span><text:span text:style-name="T47">&lt;/</text:span><text:span text:style-name="T52">b</text:span><text:span text:style-name="T47">&gt;</text:span></text:p>
      <text:p text:style-name="P14"><text:span text:style-name="T58"><text:tab/><text:tab/><text:tab/></text:span><text:span text:style-name="T47">&lt;/</text:span><text:span text:style-name="T52">ul</text:span><text:span text:style-name="T47">&gt;</text:span></text:p>
      <text:p text:style-name="P35"><text:tab/><text:tab/><text:tab/></text:p>
      <text:p text:style-name="P35"><text:tab/><text:tab/></text:p>
      <text:p text:style-name="P35"><text:tab/><text:tab/><text:tab/></text:p>
      <text:p text:style-name="P14"><text:span text:style-name="T58"><text:tab/></text:span><text:span text:style-name="T47">&lt;/</text:span><text:span text:style-name="T52">div</text:span><text:span text:style-name="T47">&gt;</text:span></text:p>
      <text:p text:style-name="P14"><text:span text:style-name="T58"><text:tab/></text:span><text:span text:style-name="T47">&lt;/</text:span><text:span text:style-name="T52">div</text:span><text:span text:style-name="T47">&gt;&lt;</text:span><text:span text:style-name="T52">div</text:span> <text:span text:style-name="T62">style</text:span><text:span text:style-name="T58">="</text:span><text:span text:style-name="T62">clear</text:span><text:span text:style-name="T58">:</text:span><text:span text:style-name="T68">both</text:span><text:span text:style-name="T58">"</text:span><text:span text:style-name="T47">&gt;&lt;/</text:span><text:span text:style-name="T52">div</text:span><text:span text:style-name="T47">&gt;</text:span></text:p>
      <text:p text:style-name="P34">&lt;!--content ends --&gt;</text:p>
      <text:p text:style-name="P34">&lt;!--footer begins --&gt;</text:p>
      <text:p text:style-name="P14"><text:span text:style-name="T58"><text:tab/></text:span><text:span text:style-name="T47">&lt;/</text:span><text:span text:style-name="T52">div</text:span><text:span text:style-name="T47">&gt;</text:span></text:p>
      <text:p text:style-name="P14"><text:span text:style-name="T47">&lt;/</text:span><text:span text:style-name="T52">div</text:span><text:span text:style-name="T47">&gt;</text:span></text:p>
      <text:p text:style-name="P14"/>
      <text:p text:style-name="P14"><text:span text:style-name="T47">&lt;</text:span><text:span text:style-name="T52">div</text:span> <text:span text:style-name="T62">id</text:span><text:span text:style-name="T58">=</text:span><text:span text:style-name="T38">"footer"</text:span><text:span text:style-name="T47">&gt;</text:span></text:p>
      <text:p text:style-name="P14"><text:span text:style-name="T47">&lt;</text:span><text:span text:style-name="T52">p</text:span><text:span text:style-name="T47">&gt;</text:span><text:span text:style-name="T58">Sede Sartenejas, Baruta, Edo. Miranda - Apartado 89000 - Cable Unibolivar - Caracas Venezuela. Telefono +58 0212-9063111</text:span></text:p>
      <text:p text:style-name="P35">Sede Litoral, Camuri Grande, Edo. Vargas Parroquia Naiguata. Telefono +58 0212-9069000</text:p>
      <text:p text:style-name="P14"><text:span text:style-name="T47">&lt;/</text:span><text:span text:style-name="T52">p</text:span><text:span text:style-name="T47">&gt;</text:span><text:span text:style-name="T58"> </text:span></text:p>
      <text:p text:style-name="P35"><text:tab/></text:p>
      <text:p text:style-name="P14"><text:span text:style-name="T58"><text:tab/></text:span><text:span text:style-name="T47">&lt;/</text:span><text:span text:style-name="T52">div</text:span><text:span text:style-name="T47">&gt;</text:span></text:p>
      <text:p text:style-name="P14"><text:span text:style-name="T47">&lt;/</text:span><text:span text:style-name="T52">div</text:span><text:span text:style-name="T47">&gt;</text:span></text:p>
      <text:p text:style-name="P34">&lt;!-- footer ends--&gt;</text:p>
      <text:p text:style-name="P14"/>
      <text:p text:style-name="P14"><text:span text:style-name="T47">&lt;/</text:span><text:span text:style-name="T52">body</text:span><text:span text:style-name="T47">&gt;</text:span></text:p>
      <text:p text:style-name="P17"><text:span text:style-name="T51">&lt;/</text:span><text:span text:style-name="T57">html</text:span><text:span text:style-name="T51">&gt;</text:span></text:p>
      <text:p text:style-name="P17"><text:span text:style-name="T51"/></text:p>
      <text:p text:style-name="P17"><text:span text:style-name="T5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33"><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meta:initial-creator>
    <meta:creation-date>2012-12-05T13:53:58</meta:creation-date>
    <dc:date>2012-12-05T15:13:35</dc:date>
    <dc:creator>Andres </dc:creator>
    <meta:editing-duration>PT48M25S</meta:editing-duration>
    <meta:editing-cycles>7</meta:editing-cycles>
    <meta:generator>LibreOffice/3.6$Linux_x86 LibreOffice_project/360m1$Build-2</meta:generator>
    <meta:document-statistic meta:table-count="0" meta:image-count="0" meta:object-count="0" meta:page-count="9" meta:paragraph-count="263" meta:word-count="1368" meta:character-count="10745" meta:non-whitespace-character-count="9106"/>
  </office:meta>
</office:document-meta>
</file>